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# Executive Summary</text:p>
      <text:p text:style-name="Standard"/>
      <text:p text:style-name="Standard">Problem Statement</text:p>
      <text:p text:style-name="Standard"/>
      <text:p text:style-name="Standard">In 2006, The World Health Organization published a report entitled `Preventing disease through healthy environments.` It “confirms that approximately one-quarter of the global disease burden, and more than one-third of the burden among children, is due to modifiable environmental factors.” [WHO](https://www.who.int/publications/i/item/9241593822)</text:p>
      <text:p text:style-name="Standard"/>
      <text:p text:style-name="Standard"/>
      <text:p text:style-name="Standard">This report investigates several modifiable environmental factors that may contribute to life expectancy in the hopes of finding a mathematical model. The two primary questions we hope to investigate are:</text:p>
      <text:p text:style-name="Standard"/>
      <text:p text:style-name="Standard">- Which variables are significant in predicting Life Expectancy?</text:p>
      <text:p text:style-name="Standard">- How well do those variables describe Life Expectancy?</text:p>
      <text:p text:style-name="Standard"/>
      <text:p text:style-name="Standard"/>
      <text:p text:style-name="Standard">Information from WHO and UN sources for the years 2000-2015 was collected for 193 countries in three categories: </text:p>
      <text:p text:style-name="Standard"/>
      <text:p text:style-name="Standard">1. Communicable diseases: </text:p>
      <text:p text:style-name="Standard"/>
      <text:p text:style-name="Standard"><text:s text:c="4"/>- Hepatitis B, Measles, Polio, Diphtheria, HIV/AIDS</text:p>
      <text:p text:style-name="Standard"><text:s text:c="4"/></text:p>
      <text:p text:style-name="Standard"><text:s text:c="11"/></text:p>
      <text:p text:style-name="Standard">2. Country-specific monetary differences:</text:p>
      <text:p text:style-name="Standard"/>
      <text:p text:style-name="Standard"><text:s text:c="4"/>- Gross domestic product, Governmental expenditure rates, Average personal income, Developmental status, Population, Education </text:p>
      <text:p text:style-name="Standard"><text:s text:c="7"/></text:p>
      <text:p text:style-name="Standard"><text:s text:c="7"/></text:p>
      <text:p text:style-name="Standard">3. Health-related information:</text:p>
      <text:p text:style-name="Standard"/>
      <text:p text:style-name="Standard"><text:s text:c="4"/>- Infant and adult mortality rates, Number of deaths less than 5 yr, Alcohol consumption rates, Child-related malnutrition, including child thinness rates between 1-19 years and 5-9 years, Average Body mass index per capita</text:p>
      <text:p text:style-name="Standard"/>
      <text:p text:style-name="Standard"/>
      <text:p text:style-name="Standard"/>
      <text:p text:style-name="Standard">Not all data features are complete. There are approximately 20+ countries that need more information. Many of these countries are currently in civil unrest or outright war.</text:p>
      <text:p text:style-name="Standard"/>
      <text:p text:style-name="Standard">We hope that global resources can be spent cost-effectively. </text:p>
      <text:p text:style-name="Standard"/>
      <text:p text:style-name="Standard">The dataset was obtained from Kaggle.com:</text:p>
      <text:p text:style-name="Standard">https://www.kaggle.com/datasets/kumarajarshi/life-expectancy-wh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1:24:27.065694217</meta:creation-date>
    <dc:date>2023-01-23T11:47:20.503979705</dc:date>
    <meta:editing-duration>PT12M43S</meta:editing-duration>
    <meta:editing-cycles>1</meta:editing-cycles>
    <meta:document-statistic meta:table-count="0" meta:image-count="0" meta:object-count="0" meta:page-count="1" meta:paragraph-count="21" meta:word-count="220" meta:character-count="1698" meta:non-whitespace-character-count="1450"/>
    <meta:generator>LibreOffice/7.3.7.2$Linux_X86_64 LibreOffice_project/30$Build-2</meta:generator>
  </office:meta>
</office:document-meta>
</file>